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fo:color="#ff660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660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ff660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ff660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ff660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ff660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ff660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ff660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ff660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ff6600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WTW2 DAY1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 text:style-name="P1">DOM and Event Handling Question</text:p>
          </draw:text-box>
        </draw:frame>
        <draw:frame presentation:style-name="pr4" draw:text-style-name="P1" draw:layer="layout" svg:width="25.5cm" svg:height="11cm" svg:x="1.5cm" svg:y="3.5cm" presentation:class="outline" presentation:user-transformed="true">
          <draw:text-box>
            <text:list text:style-name="L2">
              <text:list-item>
                <text:p>Hiighlight all the word over 8 character long in the paragraph text(with yellow background).</text:p>
              </text:list-item>
              <text:list-item>
                <text:p>Add a link back to the source of the text after the paragraph tag in the body.</text:p>
              </text:list-item>
              <text:list-item>
                <text:p>Write a JavaScript program that creates a button and add a click event listener to log a message when it's clicked.</text:p>
              </text:list-item>
              <text:list-item>
                <text:p>Write a JavaScript program that implements a "form" validation that displays an error message if a required field is left empty when submitting the form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presentation:style-name="pr4" draw:layer="layout" svg:width="25.5cm" svg:height="13cm" svg:x="1.5cm" svg:y="1.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Write a JavaScript function that listens for a keypress action and print its coordinate on an element and performs a specific ac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1T10:38:30.222431044</meta:creation-date>
    <meta:editing-duration>PT50M43S</meta:editing-duration>
    <meta:editing-cycles>6</meta:editing-cycles>
    <meta:generator>LibreOffice/7.3.7.2$Linux_X86_64 LibreOffice_project/30$Build-2</meta:generator>
    <dc:title>Pencil</dc:title>
    <dc:date>2024-03-02T10:49:51.529896640</dc:date>
    <meta:document-statistic meta:object-count="43"/>
  </office:meta>
</office:document-meta>
</file>